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0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 table:style-name="ce6" office:value-type="string" calcext:value-type="string">
            <text:p>PATAMAR GRANDE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6" office:value-type="string" calcext:value-type="string">
            <text:p>Largura</text:p>
          </table:table-cell>
          <table:table-cell table:style-name="ce6" office:value-type="string" calcext:value-type="string">
            <text:p>Erro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(653.1+670.5)/2" office:value-type="float" office:value="661.8" calcext:value-type="float">
            <text:p>661.8</text:p>
          </table:table-cell>
          <table:table-cell table:formula="of:=(0.002327+0.007841)/2" office:value-type="float" office:value="0.005084" calcext:value-type="float">
            <text:p>0.005084</text:p>
          </table:table-cell>
          <table:table-cell office:value-type="float" office:value="725.4" calcext:value-type="float">
            <text:p>725.4</text:p>
          </table:table-cell>
          <table:table-cell table:formula="of:=(0.002921+0.01028)/2" office:value-type="float" office:value="0.0066005" calcext:value-type="float">
            <text:p>0.0066005</text:p>
          </table:table-cell>
          <table:table-cell table:style-name="ce6" table:formula="of:=[.G3]-[.E3]" office:value-type="float" office:value="63.6" calcext:value-type="float">
            <text:p>63.6</text:p>
          </table:table-cell>
          <table:table-cell table:style-name="ce6" table:formula="of:=[.H3]+[.F3]" office:value-type="float" office:value="0.0116845" calcext:value-type="float">
            <text:p>0.0116845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E = a*c + b</text:p>
          </table:table-cell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3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7" office:value-type="float" office:value="0.002288" calcext:value-type="float">
            <text:p>0.002288</text:p>
          </table:table-cell>
          <table:table-cell table:style-name="ce8" office:value-type="float" office:value="0.000004024" calcext:value-type="float">
            <text:p>4.02E-006</text:p>
          </table:table-cell>
          <table:table-cell table:style-name="ce7"/>
          <table:table-cell office:value-type="string" calcext:value-type="string">
            <text:p>DeltaE</text:p>
          </table:table-cell>
          <table:table-cell table:formula="of:=[.I3]*[.B8]+[.B9]" office:value-type="float" office:value="0.2368168" calcext:value-type="float">
            <text:p>0.2368168</text:p>
          </table:table-cell>
          <table:table-cell table:formula="of:=[.C8]*[.I3]+[.J3]*[.B8]+[.C9]" office:value-type="float" office:value="0.002954660536" calcext:value-type="float">
            <text:p>0.0029546605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F8]*10^5/[.F9]" office:value-type="float" office:value="320.084232600319" calcext:value-type="float">
            <text:p>320.0842326003</text:p>
          </table:table-cell>
          <table:table-cell table:formula="of:=([.G8]/[.F9]+[.F8]*[.G9]/[.F9]^2)*10^5" office:value-type="float" office:value="4.3163218007699" calcext:value-type="float">
            <text:p>4.3163218008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7" office:value-type="float" office:value="0.0913" calcext:value-type="float">
            <text:p>0.0913</text:p>
          </table:table-cell>
          <table:table-cell table:style-name="ce7" office:value-type="float" office:value="0.002672" calcext:value-type="float">
            <text:p>0.002672</text:p>
          </table:table-cell>
          <table:table-cell table:style-name="ce7"/>
          <table:table-cell office:value-type="string" calcext:value-type="string">
            <text:p>S Indio</text:p>
          </table:table-cell>
          <table:table-cell table:formula="of:=([.F10]*37.75-39.58/COS(2.8798))" office:value-type="float" office:value="73.9857749555903" calcext:value-type="float">
            <text:p>73.9857749556</text:p>
          </table:table-cell>
          <table:table-cell table:formula="of:=[.G10]*37.75" office:value-type="float" office:value="0.0746064859042559" calcext:value-type="float">
            <text:p>0.0746064859</text:p>
          </table:table-cell>
          <table:table-cell office:value-type="string" calcext:value-type="string">
            <text:p>ev/Angstron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K indio</text:p>
          </table:table-cell>
          <table:table-cell office:value-type="float" office:value="0.874426958211177" calcext:value-type="float">
            <text:p>0.8744269582</text:p>
          </table:table-cell>
          <table:table-cell office:value-type="float" office:value="0.00197633075243062" calcext:value-type="float">
            <text:p>0.0019763308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style-name="ce6" office:value-type="string" calcext:value-type="string">
            <text:p>PATAMAR PEQUENO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6" office:value-type="string" calcext:value-type="string">
            <text:p>Largura</text:p>
          </table:table-cell>
          <table:table-cell table:style-name="ce6" office:value-type="string" calcext:value-type="string">
            <text:p>Erro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(429.5+446.7)/2" office:value-type="float" office:value="438.1" calcext:value-type="float">
            <text:p>438.1</text:p>
          </table:table-cell>
          <table:table-cell table:formula="of:=(0.742+0.3567)" office:value-type="float" office:value="1.0987" calcext:value-type="float">
            <text:p>1.0987</text:p>
          </table:table-cell>
          <table:table-cell table:formula="of:=(492+497.9)/2" office:value-type="float" office:value="494.95" calcext:value-type="float">
            <text:p>494.95</text:p>
          </table:table-cell>
          <table:table-cell table:formula="of:=(0.01872+0.5322)/2" office:value-type="float" office:value="0.27546" calcext:value-type="float">
            <text:p>0.27546</text:p>
          </table:table-cell>
          <table:table-cell table:style-name="ce6" table:formula="of:=[.G15]-[.E15]" office:value-type="float" office:value="56.85" calcext:value-type="float">
            <text:p>56.85</text:p>
          </table:table-cell>
          <table:table-cell table:style-name="ce6" table:formula="of:=[.H15]+[.F15]" office:value-type="float" office:value="1.37416" calcext:value-type="float">
            <text:p>1.37416</text:p>
          </table:table-cell>
          <table:table-cell table:number-columns-repeated="3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DeltaE</text:p>
          </table:table-cell>
          <table:table-cell table:formula="of:=[.I15]*[.B8]+[.B9]" office:value-type="float" office:value="0.2213728" calcext:value-type="float">
            <text:p>0.2213728</text:p>
          </table:table-cell>
          <table:table-cell office:value-type="string" calcext:value-type="string">
            <text:p>MeV</text:p>
          </table:table-cell>
          <table:table-cell/>
          <table:table-cell office:value-type="string" calcext:value-type="string">
            <text:p>Espessura</text:p>
          </table:table-cell>
          <table:table-cell table:formula="of:=[.F20]*10^5/[.F21]" office:value-type="float" office:value="534.0010743535" calcext:value-type="float">
            <text:p>534.0010743535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 enxofre</text:p>
          </table:table-cell>
          <table:table-cell table:formula="of:=([.F22]*21.5-27.35/COS(2.8798))" office:value-type="float" office:value="41.4554971201153" calcext:value-type="float">
            <text:p>41.4554971201</text:p>
          </table:table-cell>
          <table:table-cell office:value-type="string" calcext:value-type="string">
            <text:p>ev/Angstr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K enxofre</text:p>
          </table:table-cell>
          <table:table-cell office:value-type="float" office:value="0.611197426843338" calcext:value-type="float">
            <text:p>0.6111974268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LUOR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Extremo 1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xtremo 2</text:p>
          </table:table-cell>
          <table:table-cell office:value-type="string" calcext:value-type="string">
            <text:p>Erro</text:p>
          </table:table-cell>
          <table:table-cell table:style-name="ce6" office:value-type="string" calcext:value-type="string">
            <text:p>Largura</text:p>
          </table:table-cell>
          <table:table-cell table:style-name="ce6" office:value-type="string" calcext:value-type="string">
            <text:p>Erro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(283.5+292)/2" office:value-type="float" office:value="287.75" calcext:value-type="float">
            <text:p>287.75</text:p>
          </table:table-cell>
          <table:table-cell table:formula="of:=(0.742+0.3567)" office:value-type="float" office:value="1.0987" calcext:value-type="float">
            <text:p>1.0987</text:p>
          </table:table-cell>
          <table:table-cell table:formula="of:=(331.8+341)/2" office:value-type="float" office:value="336.4" calcext:value-type="float">
            <text:p>336.4</text:p>
          </table:table-cell>
          <table:table-cell table:formula="of:=(0.01872+0.5322)/2" office:value-type="float" office:value="0.27546" calcext:value-type="float">
            <text:p>0.27546</text:p>
          </table:table-cell>
          <table:table-cell table:style-name="ce6" table:formula="of:=[.G27]-[.E27]" office:value-type="float" office:value="48.65" calcext:value-type="float">
            <text:p>48.65</text:p>
          </table:table-cell>
          <table:table-cell table:style-name="ce6" table:formula="of:=[.H27]+[.F27]" office:value-type="float" office:value="1.37416" calcext:value-type="float">
            <text:p>1.37416</text:p>
          </table:table-cell>
          <table:table-cell table:number-columns-repeated="3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DeltaE</text:p>
          </table:table-cell>
          <table:table-cell table:formula="of:=[.B8]*[.I27]+[.B9]" office:value-type="float" office:value="0.2026112" calcext:value-type="float">
            <text:p>0.2026112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Energia Si <text:s/>exp</text:p>
          </table:table-cell>
          <table:table-cell office:value-type="string" calcext:value-type="string">
            <text:p>Energia verdadeira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009932" calcext:value-type="float">
            <text:p>1.009932</text:p>
          </table:table-cell>
          <table:table-cell table:formula="of:=[.B34]+[.F8]*[.B39]+[.B38]*[.F20]+[.F31]*[.B37]" office:value-type="float" office:value="1.22731052771826" calcext:value-type="float">
            <text:p>1.2273105277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Estequ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515257182929355" calcext:value-type="float">
            <text:p>0.5152571829</text:p>
          </table:table-cell>
          <table:table-cell office:value-type="float" office:value="0.0672929169943127" calcext:value-type="float">
            <text:p>0.0672929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117430146680463" calcext:value-type="float">
            <text:p>0.1174301467</text:p>
          </table:table-cell>
          <table:table-cell office:value-type="float" office:value="0.0180667242756165" calcext:value-type="float">
            <text:p>0.01806672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0.367312670390182" calcext:value-type="float">
            <text:p>0.3673126704</text:p>
          </table:table-cell>
          <table:table-cell office:value-type="float" office:value="0.0651158989598011" calcext:value-type="float">
            <text:p>0.065115899</text:p>
          </table:table-cell>
          <table:table-cell table:number-columns-repeated="10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table:number-columns-repeated="10"/>
        </table:table-row>
        <table:table-row table:style-name="ro1" table:number-rows-repeated="3">
          <table:table-cell table:style-name="ce1"/>
          <table:table-cell table:number-columns-repeated="5"/>
          <table:table-cell table:style-name="ce5"/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style-name="ce4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number-style style:name="N131">
      <number:number number:decimal-places="10" number:min-integer-digits="1"/>
    </number:number-style>
    <number:number-style style:name="N132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11:24:04.998664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9T11:52:25.105302436</dc:date>
    <meta:generator>LibreOffice/4.2.8.2$Linux_X86_64 LibreOffice_project/420m0$Build-2</meta:generator>
    <meta:editing-duration>PT5H57M12S</meta:editing-duration>
    <meta:editing-cycles>45</meta:editing-cycles>
    <meta:document-statistic meta:table-count="2" meta:cell-count="92" meta:object-count="0"/>
  </office:meta>
</office:document-meta>
</file>